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 style:family="table">
      <style:table-properties style:width="15.907cm" fo:margin-left="0cm" table:align="left"/>
    </style:style>
    <style:style style:name="Table46.A" style:family="table-column">
      <style:table-column-properties style:column-width="2.401cm"/>
    </style:style>
    <style:style style:name="Table46.B" style:family="table-column">
      <style:table-column-properties style:column-width="1.3cm"/>
    </style:style>
    <style:style style:name="Table46.C" style:family="table-column">
      <style:table-column-properties style:column-width="1.799cm"/>
    </style:style>
    <style:style style:name="Table46.E" style:family="table-column">
      <style:table-column-properties style:column-width="1.7cm"/>
    </style:style>
    <style:style style:name="Table46.F" style:family="table-column">
      <style:table-column-properties style:column-width="7.407cm"/>
    </style:style>
    <style:style style:name="Table46.A1" style:family="table-cell">
      <style:table-cell-properties fo:padding-left="0.191cm" fo:padding-right="0.191cm" fo:padding-top="0cm" fo:padding-bottom="0cm" fo:border="0.018cm solid #00000a" style:writing-mode="lr-tb"/>
    </style:style>
    <style:style style:name="Table46.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6.A3"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7" style:family="table">
      <style:table-properties style:width="15.907cm" fo:margin-left="0cm" fo:break-before="page" table:align="left"/>
    </style:style>
    <style:style style:name="Table47.A" style:family="table-column">
      <style:table-column-properties style:column-width="2.401cm"/>
    </style:style>
    <style:style style:name="Table47.B" style:family="table-column">
      <style:table-column-properties style:column-width="1.3cm"/>
    </style:style>
    <style:style style:name="Table47.C" style:family="table-column">
      <style:table-column-properties style:column-width="1.799cm"/>
    </style:style>
    <style:style style:name="Table47.E" style:family="table-column">
      <style:table-column-properties style:column-width="1.7cm"/>
    </style:style>
    <style:style style:name="Table47.F" style:family="table-column">
      <style:table-column-properties style:column-width="7.407cm"/>
    </style:style>
    <style:style style:name="Table47.A1" style:family="table-cell">
      <style:table-cell-properties fo:padding-left="0.191cm" fo:padding-right="0.191cm" fo:padding-top="0cm" fo:padding-bottom="0cm" fo:border="0.018cm solid #00000a" style:writing-mode="lr-tb"/>
    </style:style>
    <style:style style:name="Table47.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7.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7.A6"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8" style:family="table">
      <style:table-properties style:width="15.907cm" fo:margin-left="0cm" fo:break-before="page" table:align="left"/>
    </style:style>
    <style:style style:name="Table48.A" style:family="table-column">
      <style:table-column-properties style:column-width="2.401cm"/>
    </style:style>
    <style:style style:name="Table48.B" style:family="table-column">
      <style:table-column-properties style:column-width="1.3cm"/>
    </style:style>
    <style:style style:name="Table48.C" style:family="table-column">
      <style:table-column-properties style:column-width="1.799cm"/>
    </style:style>
    <style:style style:name="Table48.E" style:family="table-column">
      <style:table-column-properties style:column-width="1.7cm"/>
    </style:style>
    <style:style style:name="Table48.F" style:family="table-column">
      <style:table-column-properties style:column-width="7.407cm"/>
    </style:style>
    <style:style style:name="Table48.A1" style:family="table-cell">
      <style:table-cell-properties fo:padding-left="0.191cm" fo:padding-right="0.191cm" fo:padding-top="0cm" fo:padding-bottom="0cm" fo:border="0.018cm solid #00000a" style:writing-mode="lr-tb"/>
    </style:style>
    <style:style style:name="Table48.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8.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Standard">
      <style:paragraph-properties fo:margin-top="0cm" fo:margin-bottom="0cm" fo:line-height="100%"/>
      <style:text-properties style:font-name="Times New Roman1" fo:font-size="12pt"/>
    </style:style>
    <style:style style:name="P9" style:family="paragraph" style:parent-style-name="Normal">
      <style:paragraph-properties fo:margin-top="0cm" fo:margin-bottom="0cm"/>
      <style:text-properties text:display="none"/>
    </style:style>
    <style:style style:name="P10" style:family="paragraph" style:parent-style-name="Normal">
      <style:paragraph-properties fo:margin-top="0cm" fo:margin-bottom="0cm" fo:break-before="page"/>
    </style:style>
    <style:style style:name="P11" style:family="paragraph" style:parent-style-name="Standard">
      <style:text-properties style:font-name="Times New Roman1" fo:font-size="12pt"/>
    </style:style>
    <style:style style:name="P12" style:family="paragraph" style:parent-style-name="Standard">
      <style:paragraph-properties fo:line-height="115%"/>
      <style:text-properties style:font-name="Times New Roman1" fo:font-size="12pt"/>
    </style:style>
    <style:style style:name="P13" style:family="paragraph" style:parent-style-name="Text_20_body">
      <style:paragraph-properties fo:break-before="page"/>
    </style:style>
    <style:style style:name="P14" style:family="paragraph" style:parent-style-name="Standard" style:list-style-name="WWNum33"/>
    <style:style style:name="P15" style:family="paragraph" style:parent-style-name="Standard">
      <style:text-properties style:font-name="Times New Roman1" fo:font-size="12pt"/>
    </style:style>
    <style:style style:name="P16" style:family="paragraph" style:parent-style-name="Standard" style:list-style-name="WWNum33">
      <style:text-properties style:font-name="Times New Roman1" fo:font-size="12pt"/>
    </style:style>
    <style:style style:name="P17" style:family="paragraph" style:parent-style-name="Standard">
      <style:paragraph-properties fo:margin-top="0cm" fo:margin-bottom="0cm" fo:line-height="100%"/>
    </style:style>
    <style:style style:name="P18" style:family="paragraph" style:parent-style-name="Heading_20_1" style:master-page-name="MPF0">
      <style:paragraph-properties style:page-number="auto" fo:break-before="page"/>
    </style:style>
    <style:style style:name="P19" style:family="paragraph" style:parent-style-name="Heading_20_2">
      <style:paragraph-properties fo:break-before="page"/>
    </style:style>
    <style:style style:name="T1" style:family="text">
      <style:text-properties fo:color="#24292f" style:font-name-complex="Calibri"/>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style:font-name="Times New Roman1" fo:font-size="12pt" fo:letter-spacing="normal"/>
    </style:style>
    <style:style style:name="T5" style:family="text">
      <style:text-properties fo:font-variant="normal" fo:text-transform="none" style:font-name="Times New Roman1" fo:font-size="12pt" fo:letter-spacing="normal" fo:font-style="normal" fo:font-weight="normal"/>
    </style:style>
    <style:style style:name="T6" style:family="text">
      <style:text-properties fo:font-variant="normal" fo:text-transform="none" style:font-name="Times New Roman1" fo:font-size="10pt" fo:letter-spacing="normal" fo:font-style="normal" fo:font-weight="normal"/>
    </style:style>
    <style:style style:name="T7" style:family="text">
      <style:text-properties style:font-name="Times New Roman1" fo:font-size="12pt"/>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7">
            <text:p text:style-name="P2">3.19</text:p>
          </table:table-cell>
        </table:table-row>
        <table:table-row>
          <table:table-cell table:style-name="Table1.A1" office:value-type="string">
            <text:p text:style-name="P2">Current Build</text:p>
          </table:table-cell>
          <table:table-cell table:style-name="Table1.B1" office:value-type="float" office:value="70126">
            <text:p text:style-name="P2">180226</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10126">
            <text:p text:style-name="P2">180226</text:p>
          </table:table-cell>
        </table:table-row>
      </table:table>
      <text:p text:style-name="Standard"/>
      <text:h text:style-name="Heading_20_2" text:outline-level="2">Last Update</text:h>
      <text:list xml:id="list3691110044770577870" text:style-name="WWNum33">
        <text:list-item>
          <text:p text:style-name="P16">Commit #544 – New Feature – Database update to table 'schedule_daily_time', add column 'smart_off'. Adds support for 'smart off' feature.</text:p>
        </text:list-item>
        <text:list-item>
          <text:p text:style-name="P14"><text:span text:style-name="T7">Commit #544 – New Feature – 'schedulelist.php', 'scheduling.php', 'functions.php', 'controller.py' and language files - </text:span><text:span text:style-name="T5">Zone state will not re‑activate within a set number of minutes of a schedule end time.</text:span></text:p>
        </text:list-item>
      </text:list>
      <text:h text:style-name="P19"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9"/>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10"/>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10"/>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10"/>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10"/>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10"/>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10"/>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1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10"/>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10"/>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10"/>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10"/>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10"/>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10"/>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10"/>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10"/>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10"/>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10"/>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10"/>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10"/>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10"/>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10"/>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10"/>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10"/>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10"/>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10"/>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10"/>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10"/>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10"/>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10"/>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10"/>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10"/>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10"/>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2">Bug Fix – 'index.php’ – page error when username/password is incorrect. </text:p>
          </table:table-cell>
        </table:table-row>
      </table:table>
      <text:p text:style-name="Text_20_body"/>
      <text:p text:style-name="P13"/>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Update – 'homelist.php' and 'ajax_fetch_data.php' to update the 'Mode' tile on change.</text:p>
            <text:p text:style-name="P12">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Bug Fix – 'gateway.py' – reading MQTT Sensors – test if the message format is either a float variable or a python dictionary.</text:p>
            <text:p text:style-name="P11">Bug Fix – 'setup.php' – revert to previous version.</text:p>
            <text:p text:style-name="P11">Update – new table 'frost_sensor_relays', used to link sensors used for frost control to zone relays.</text:p>
            <text:p text:style-name="P11">Update – 'sensors.php', 'footer.php', 'model.php, 'ajax_fetch_data.php' and 'controller.py' <text:s/>– changes to 'Frost Control' to allow multiple zone controller relays to be attached to a single sensor being used for frost control.</text:p>
            <text:p text:style-name="P12">Add Feature – New software install Add On to deploy Mosquitto Broker and Zigbee2MQTT. Change to 'gateway.py' for zigbee2mqtt message.</text:p>
          </table:table-cell>
        </table:table-row>
      </table:table>
      <text:p text:style-name="Text_20_body"/>
      <text:p text:style-name="P13"/>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1">Update – new table 'sensor_min_max_graph', used to hold the daily minimum and maximum vales for each sensor set to produce a graph.</text:p>
            <text:p text:style-name="P11">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1">New Feature – new column 'one_shot' added to 'boost' table', used to hold a flag to indicate that boost will terminate when set temperature reached.</text:p>
            <text:p text:style-name="P11">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1">Bug Fix – increase field size of column 'zone_mode' in 'relay_logs' table' from char(50) to char(70).</text:p>
          </table:table-cell>
        </table:table-row>
      </table:table>
      <text:p text:style-name="Text_20_body"/>
      <text:p text:style-name="P13"/>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header-rows>
          <table:table-row>
            <table:table-cell table:style-name="Table46.A1" office:value-type="string">
              <text:p text:style-name="P2">Date</text:p>
            </table:table-cell>
            <table:table-cell table:style-name="Table46.A1" office:value-type="string">
              <text:p text:style-name="P2">Ver</text:p>
            </table:table-cell>
            <table:table-cell table:style-name="Table46.A1" office:value-type="string">
              <text:p text:style-name="P2">Build</text:p>
            </table:table-cell>
            <table:table-cell table:style-name="Table46.A1" office:value-type="string">
              <text:p text:style-name="P2">DB Ver</text:p>
            </table:table-cell>
            <table:table-cell table:style-name="Table46.A1" office:value-type="string">
              <text:p text:style-name="P2">DB Build</text:p>
            </table:table-cell>
            <table:table-cell table:style-name="Table46.A1" office:value-type="string">
              <text:p text:style-name="P2">ChangeLog</text:p>
            </table:table-cell>
          </table:table-row>
        </table:table-header-rows>
        <table:table-row>
          <table:table-cell table:style-name="Table46.A2" office:value-type="float" office:value="45990">
            <text:p text:style-name="P4">06/01/26</text:p>
          </table:table-cell>
          <table:table-cell table:style-name="Table46.A2" office:value-type="float" office:value="3.15">
            <text:p text:style-name="P4">3.16</text:p>
          </table:table-cell>
          <table:table-cell table:style-name="Table46.A2" office:value-type="float" office:value="291125">
            <text:p text:style-name="P4">06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1">New Feature – Database update to table 'relays', add columns 'index_is', 'pre_post', 'show_it' and 'message_in'. Adds support for stand-alone relays and Home Screen positioning of relays.</text:p>
            <text:p text:style-name="P11">New Feature – Stand-alone relays, enable relays not associated to any zone, to be displayed on the Home Screen. The relay, on/off state can be toggled by clicking on the stand-alone relay tile. Changes to files – 'relay.php', 'ajax_fetch_data.php'.</text:p>
            <text:p text:style-name="P11">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p text:style-name="P11">Bug Fix – 'gateway.py' trap MySQL error 1020 when attempting to delete aged records from 'sensor_graphs' table (caused by multiple threads trying to update concurrently). </text:p>
          </table:table-cell>
        </table:table-row>
        <table:table-row>
          <table:table-cell table:style-name="Table46.A3" office:value-type="float" office:value="45990">
            <text:p text:style-name="P4">07/01/26</text:p>
          </table:table-cell>
          <table:table-cell table:style-name="Table46.A3" office:value-type="float" office:value="3.15">
            <text:p text:style-name="P4">3.17</text:p>
          </table:table-cell>
          <table:table-cell table:style-name="Table46.A3" office:value-type="float" office:value="291125">
            <text:p text:style-name="P4">07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Bootstrap Version 5.3.8, requires a browser cache refresh.</text:p>
          </table:table-cell>
        </table:table-row>
        <table:table-row>
          <table:table-cell table:style-name="Table46.A3" office:value-type="float" office:value="45990">
            <text:p text:style-name="P4">08/01/26</text:p>
          </table:table-cell>
          <table:table-cell table:style-name="Table46.A3" office:value-type="float" office:value="3.15">
            <text:p text:style-name="P4">3.17</text:p>
          </table:table-cell>
          <table:table-cell table:style-name="Table46.A3" office:value-type="float" office:value="291125">
            <text:p text:style-name="P4">08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model.php' – simplification of the 'Settings/System Status/Maxair versions' pop-up..</text:p>
          </table:table-cell>
        </table:table-row>
      </table:table>
      <text:p text:style-name="Text_20_body"/>
      <table:table table:name="Table47" table:style-name="Table47">
        <table:table-column table:style-name="Table47.A"/>
        <table:table-column table:style-name="Table47.B"/>
        <table:table-column table:style-name="Table47.C"/>
        <table:table-column table:style-name="Table47.B"/>
        <table:table-column table:style-name="Table47.E"/>
        <table:table-column table:style-name="Table47.F"/>
        <table:table-header-rows>
          <table:table-row>
            <table:table-cell table:style-name="Table47.A1" office:value-type="string">
              <text:p text:style-name="P2">Date</text:p>
            </table:table-cell>
            <table:table-cell table:style-name="Table47.A1" office:value-type="string">
              <text:p text:style-name="P2">Ver</text:p>
            </table:table-cell>
            <table:table-cell table:style-name="Table47.A1" office:value-type="string">
              <text:p text:style-name="P2">Build</text:p>
            </table:table-cell>
            <table:table-cell table:style-name="Table47.A1" office:value-type="string">
              <text:p text:style-name="P2">DB Ver</text:p>
            </table:table-cell>
            <table:table-cell table:style-name="Table47.A1" office:value-type="string">
              <text:p text:style-name="P2">DB Build</text:p>
            </table:table-cell>
            <table:table-cell table:style-name="Table47.A1" office:value-type="string">
              <text:p text:style-name="P2">ChangeLog</text:p>
            </table:table-cell>
          </table:table-row>
        </table:table-header-rows>
        <table:table-row>
          <table:table-cell table:style-name="Table47.A2" office:value-type="float" office:value="45990">
            <text:p text:style-name="P4">17/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gateway.py' – MQTT relays were not disabled when 'Enable Outgoing Messages' was de-selected in the Gateway Setup GUI.</text:p>
            <text:p text:style-name="P8">Bug Fix – 'gateway.py' – updating 'nodes' table 'last_seen' when processing MQTT sensors caused a database update error. Resolved by placing the update of the 'nodes' table after the update of the 'mqtt_devices' table.</text:p>
          </table:table-cell>
        </table:table-row>
        <table:table-row>
          <table:table-cell table:style-name="Table47.A2" office:value-type="float" office:value="45990">
            <text:p text:style-name="P4">18/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model.php' – incorrect code functions deployed for Zone and Device Indexing.</text:p>
          </table:table-cell>
        </table:table-row>
        <table:table-row>
          <table:table-cell table:style-name="Table47.A2" office:value-type="float" office:value="45990">
            <text:p text:style-name="P4">23/01/26</text:p>
          </table:table-cell>
          <table:table-cell table:style-name="Table47.A2" office:value-type="float" office:value="3.15">
            <text:p text:style-name="P4">3.17</text:p>
          </table:table-cell>
          <table:table-cell table:style-name="Table47.A2" office:value-type="float" office:value="291125">
            <text:p text:style-name="P4">23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model.php' – increase size of 'Jobs' pop-up.</text:p>
            <text:p text:style-name="P11">Update – 'Image_Tools' Add-On</text:p>
            <text:p text:style-name="P11">Bug Fix – 'sensor.php' – table 'sensors' column 'frost_controller' is now redundant, so always set to 0. </text:p>
          </table:table-cell>
        </table:table-row>
        <table:table-row>
          <table:table-cell table:style-name="Table47.A2" office:value-type="float" office:value="45990">
            <text:p text:style-name="P4">29/01/26</text:p>
          </table:table-cell>
          <table:table-cell table:style-name="Table47.A2" office:value-type="float" office:value="3.15">
            <text:p text:style-name="P4">3.18</text:p>
          </table:table-cell>
          <table:table-cell table:style-name="Table47.A2" office:value-type="float" office:value="291125">
            <text:p text:style-name="P4">29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all language.php files – add ability to maintain an exceptions language file, which will be applied as an overlay, enabling users to customise label text, that will not be overwritten by the update process.</text:p>
          </table:table-cell>
        </table:table-row>
        <table:table-row>
          <table:table-cell table:style-name="Table47.A6" office:value-type="float" office:value="45990">
            <text:p text:style-name="P4">03/02/26</text:p>
          </table:table-cell>
          <table:table-cell table:style-name="Table47.A6" office:value-type="float" office:value="3.15">
            <text:p text:style-name="P4">3.18</text:p>
          </table:table-cell>
          <table:table-cell table:style-name="Table47.A6" office:value-type="float" office:value="291125">
            <text:p text:style-name="P4">030226</text:p>
          </table:table-cell>
          <table:table-cell table:style-name="Table47.A6" office:value-type="float" office:value="1">
            <text:p text:style-name="P4">1.0</text:p>
          </table:table-cell>
          <table:table-cell table:style-name="Table47.A6" office:value-type="float" office:value="10126">
            <text:p text:style-name="P4">060126</text:p>
          </table:table-cell>
          <table:table-cell table:style-name="Table47.F2" office:value-type="string">
            <text:p text:style-name="P11">Bug Fix – 'model.php' – Relays pop-up 'Show' checkbox disabled when it should be enabled.</text:p>
          </table:table-cell>
        </table:table-row>
        <table:table-row>
          <table:table-cell table:style-name="Table47.A2" office:value-type="float" office:value="45990">
            <text:p text:style-name="P4">06/02/26</text:p>
          </table:table-cell>
          <table:table-cell table:style-name="Table47.A2" office:value-type="float" office:value="3.15">
            <text:p text:style-name="P4">3.18</text:p>
          </table:table-cell>
          <table:table-cell table:style-name="Table47.A2" office:value-type="float" office:value="291125">
            <text:p text:style-name="P4">0602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prerequisites/install.sh' – make trixie compliant, optional install of 'emsctl' and 'log2ram'.</text:p>
            <text:p text:style-name="P11"><text:s/>Update – 'setup.php' = add jobs 'check_ebus.php' and 'check_ens.php' and to set the default Repository to 'twa127/PiHomeHVAC'.</text:p>
            <text:p text:style-name="P11">Update – add new script 'check_ems.php'.</text:p>
          </table:table-cell>
        </table:table-row>
      </table:table>
      <text:p text:style-name="Text_20_body"/>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F"/>
        <table:table-header-rows>
          <table:table-row>
            <table:table-cell table:style-name="Table48.A1" office:value-type="string">
              <text:p text:style-name="P2">Date</text:p>
            </table:table-cell>
            <table:table-cell table:style-name="Table48.A1" office:value-type="string">
              <text:p text:style-name="P2">Ver</text:p>
            </table:table-cell>
            <table:table-cell table:style-name="Table48.A1" office:value-type="string">
              <text:p text:style-name="P2">Build</text:p>
            </table:table-cell>
            <table:table-cell table:style-name="Table48.A1" office:value-type="string">
              <text:p text:style-name="P2">DB Ver</text:p>
            </table:table-cell>
            <table:table-cell table:style-name="Table48.A1" office:value-type="string">
              <text:p text:style-name="P2">DB Build</text:p>
            </table:table-cell>
            <table:table-cell table:style-name="Table48.A1" office:value-type="string">
              <text:p text:style-name="P2">ChangeLog</text:p>
            </table:table-cell>
          </table:table-row>
        </table:table-header-rows>
        <table:table-row>
          <table:table-cell table:style-name="Table48.A2" office:value-type="float" office:value="45990">
            <text:p text:style-name="P4">11/02/26</text:p>
          </table:table-cell>
          <table:table-cell table:style-name="Table48.A2" office:value-type="float" office:value="3.15">
            <text:p text:style-name="P4">3.18</text:p>
          </table:table-cell>
          <table:table-cell table:style-name="Table48.A2" office:value-type="float" office:value="291125">
            <text:p text:style-name="P4">110226</text:p>
          </table:table-cell>
          <table:table-cell table:style-name="Table48.A2" office:value-type="float" office:value="1">
            <text:p text:style-name="P4">1.0</text:p>
          </table:table-cell>
          <table:table-cell table:style-name="Table48.A2" office:value-type="float" office:value="10126">
            <text:p text:style-name="P4">060126</text:p>
          </table:table-cell>
          <table:table-cell table:style-name="Table48.F2" office:value-type="string">
            <text:p text:style-name="P11">Update – 'gpio_ds18b20.py' can be passed a flag to disable smoothing and exponential weighted moving average. If no argument is used, then the feature is enabled, if a '1' argument is passed, then the feature is disabled eg. 'python gpio_ds18b20.py 1''.</text:p>
            <text:p text:style-name="P11">New Feature – 'check_ds18b20_1.php'', alternative 'watchdog' script for python script 'gpio_ds18b20.py', will pass a 1 argument to disable smoothing and exponential weighted moving average.</text:p>
            <text:p text:style-name="P11">Update – 'gpio_ds18b20.py' modified to <text:span text:style-name="T3">make it compatible with systems where the 1-wire interface is configured to operate on more than one GPIO pin.</text:span><text:span text:style-name="T2"> </text:span></text:p>
          </table:table-cell>
        </table:table-row>
        <table:table-row>
          <table:table-cell table:style-name="Table48.A2" office:value-type="float" office:value="45990">
            <text:p text:style-name="P4">14/02/26</text:p>
          </table:table-cell>
          <table:table-cell table:style-name="Table48.A2" office:value-type="float" office:value="3.15">
            <text:p text:style-name="P4">3.18</text:p>
          </table:table-cell>
          <table:table-cell table:style-name="Table48.A2" office:value-type="float" office:value="291125">
            <text:p text:style-name="P4">140226</text:p>
          </table:table-cell>
          <table:table-cell table:style-name="Table48.A2" office:value-type="float" office:value="1">
            <text:p text:style-name="P4">1.0</text:p>
          </table:table-cell>
          <table:table-cell table:style-name="Table48.A2" office:value-type="float" office:value="10126">
            <text:p text:style-name="P4">060126</text:p>
          </table:table-cell>
          <table:table-cell table:style-name="Table48.F2" office:value-type="string">
            <text:p text:style-name="P11">Update – 'gpio_ds18b20.py' test for a valid response enhanced to check for 'crc=00'''.</text:p>
            <text:p text:style-name="P11">Update – 'notice.py' change to message text for sensor timeout failure<text:span text:style-name="T3">.</text:span><text:span text:style-name="T2"> </text:span></text:p>
          </table:table-cell>
        </table:table-row>
        <table:table-row>
          <table:table-cell table:style-name="Table48.A2" office:value-type="float" office:value="45990">
            <text:p text:style-name="P4">18/02/26</text:p>
          </table:table-cell>
          <table:table-cell table:style-name="Table48.A2" office:value-type="float" office:value="3.15">
            <text:p text:style-name="P4">3.19</text:p>
          </table:table-cell>
          <table:table-cell table:style-name="Table48.A2" office:value-type="float" office:value="291125">
            <text:p text:style-name="P4">180226</text:p>
          </table:table-cell>
          <table:table-cell table:style-name="Table48.A2" office:value-type="float" office:value="1">
            <text:p text:style-name="P4">1.0</text:p>
          </table:table-cell>
          <table:table-cell table:style-name="Table48.A2" office:value-type="float" office:value="10126">
            <text:p text:style-name="P4">180226</text:p>
          </table:table-cell>
          <table:table-cell table:style-name="Table48.F2" office:value-type="string">
            <text:p text:style-name="P11">New Feature – Database update to table 'schedule_daily_time', add column 'smart_off'. Adds support for 'smart off' feature.</text:p>
            <text:p text:style-name="P11">New Feature – 'schedulelist.php', 'scheduling.php', 'functions.php', 'controller.py' and language files - <text:span text:style-name="T3">Zone state will not re‑activate within a set number of minutes of a schedule end tim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2-18T09:00:18.28</dc:date>
    <meta:print-date>2024-04-17T07:07:00Z</meta:print-date>
    <meta:editing-cycles>132</meta:editing-cycles>
    <meta:editing-duration>P2DT10H56M32S</meta:editing-duration>
    <meta:document-statistic meta:table-count="48" meta:image-count="0" meta:object-count="0" meta:page-count="50" meta:paragraph-count="3178" meta:word-count="12254" meta:character-count="77207"/>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MaxMin/New%20folder/changelog.odt/Normal.dotm"/>
  </office:meta>
</office:document-meta>
</file>